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f34" officeooo:paragraph-rsid="00033f3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6090" officeooo:paragraph-rsid="00036090"/>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c9a0" officeooo:paragraph-rsid="0003c9a0"/>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b5e9" officeooo:paragraph-rsid="0004b5e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5939" officeooo:paragraph-rsid="0006593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b0aa" officeooo:paragraph-rsid="0006b0aa"/>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2fef" officeooo:paragraph-rsid="00082fef"/>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93b6" officeooo:paragraph-rsid="000893b6"/>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9613b" officeooo:paragraph-rsid="0009613b"/>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7f8" officeooo:paragraph-rsid="000a57f8"/>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d6082" officeooo:paragraph-rsid="000d6082"/>
    </style:style>
    <style:style style:name="P13" style:family="paragraph" style:parent-style-name="Standard" style:master-page-name="">
      <loext:graphic-properties draw:fill="none"/>
      <style:paragraph-properties fo:margin-left="0.75in" fo:margin-right="0.5in" fo:text-indent="0in" style:auto-text-indent="false" style:page-number="auto" fo:background-color="transparent"/>
      <style:text-properties officeooo:rsid="000d6082" officeooo:paragraph-rsid="000d6082"/>
    </style:style>
    <style:style style:name="P14" style:family="paragraph" style:parent-style-name="Standard">
      <loext:graphic-properties draw:fill="none"/>
      <style:paragraph-properties fo:margin-left="0in" fo:margin-right="0.5in" fo:text-indent="0in" style:auto-text-indent="false" fo:background-color="transparent"/>
      <style:text-properties officeooo:rsid="0014bf9a" officeooo:paragraph-rsid="0014bf9a"/>
    </style:style>
    <style:style style:name="P15" style:family="paragraph" style:parent-style-name="Standard">
      <loext:graphic-properties draw:fill="none"/>
      <style:paragraph-properties fo:margin-left="0in" fo:margin-right="0.5in" fo:text-indent="0in" style:auto-text-indent="false" fo:background-color="transparent"/>
      <style:text-properties officeooo:rsid="001e0615" officeooo:paragraph-rsid="001e0615"/>
    </style:style>
    <style:style style:name="P16"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de75b" officeooo:paragraph-rsid="000de75b"/>
    </style:style>
    <style:style style:name="P1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0fb9ce"/>
    </style:style>
    <style:style style:name="P18"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0fb9ce" officeooo:paragraph-rsid="0011ab64"/>
    </style:style>
    <style:style style:name="P19"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paragraph-rsid="00158714"/>
    </style:style>
    <style:style style:name="P20" style:family="paragraph" style:parent-style-name="Standard">
      <loext:graphic-properties draw:fill="none"/>
      <style:paragraph-properties fo:margin-left="0.25in" fo:margin-right="0.5in" fo:text-indent="-0.25in" style:auto-text-indent="false" fo:background-color="transparent"/>
      <style:text-properties officeooo:rsid="000de75b" officeooo:paragraph-rsid="000de75b"/>
    </style:style>
    <style:style style:name="P21"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0fb9ce"/>
    </style:style>
    <style:style style:name="P22" style:family="paragraph" style:parent-style-name="Standard">
      <loext:graphic-properties draw:fill="none"/>
      <style:paragraph-properties fo:margin-left="0.25in" fo:margin-right="0.5in" fo:text-indent="-0.25in" style:auto-text-indent="false" fo:background-color="transparent"/>
      <style:text-properties officeooo:rsid="000fb9ce" officeooo:paragraph-rsid="0011ab64"/>
    </style:style>
    <style:style style:name="P23" style:family="paragraph" style:parent-style-name="Standard">
      <loext:graphic-properties draw:fill="none"/>
      <style:paragraph-properties fo:margin-left="0.25in" fo:margin-right="0.5in" fo:text-indent="-0.25in" style:auto-text-indent="false" fo:background-color="transparent"/>
      <style:text-properties officeooo:rsid="0011ab64" officeooo:paragraph-rsid="0011ab64"/>
    </style:style>
    <style:style style:name="P24" style:family="paragraph" style:parent-style-name="Standard">
      <loext:graphic-properties draw:fill="none"/>
      <style:paragraph-properties fo:margin-left="0.25in" fo:margin-right="0.5in" fo:text-indent="-0.25in" style:auto-text-indent="false" fo:background-color="transparent"/>
      <style:text-properties officeooo:rsid="00120ec6" officeooo:paragraph-rsid="00120ec6"/>
    </style:style>
    <style:style style:name="P25" style:family="paragraph" style:parent-style-name="Standard">
      <loext:graphic-properties draw:fill="none"/>
      <style:paragraph-properties fo:margin-left="0.25in" fo:margin-right="0.5in" fo:text-indent="-0.25in" style:auto-text-indent="false" fo:background-color="transparent"/>
      <style:text-properties officeooo:rsid="001351e6" officeooo:paragraph-rsid="001351e6"/>
    </style:style>
    <style:style style:name="P26" style:family="paragraph" style:parent-style-name="Standard">
      <loext:graphic-properties draw:fill="none"/>
      <style:paragraph-properties fo:margin-left="0.25in" fo:margin-right="0.5in" fo:text-indent="-0.25in" style:auto-text-indent="false" fo:background-color="transparent"/>
      <style:text-properties officeooo:rsid="0014bf9a" officeooo:paragraph-rsid="0014bf9a"/>
    </style:style>
    <style:style style:name="P27" style:family="paragraph" style:parent-style-name="Standard">
      <loext:graphic-properties draw:fill="none"/>
      <style:paragraph-properties fo:margin-left="0.25in" fo:margin-right="0.5in" fo:text-indent="-0.25in" style:auto-text-indent="false" fo:background-color="transparent"/>
      <style:text-properties officeooo:rsid="00158714" officeooo:paragraph-rsid="00158714"/>
    </style:style>
    <style:style style:name="P28" style:family="paragraph" style:parent-style-name="Standard">
      <loext:graphic-properties draw:fill="none"/>
      <style:paragraph-properties fo:margin-left="0.25in" fo:margin-right="0.5in" fo:text-indent="-0.25in" style:auto-text-indent="false" fo:background-color="transparent"/>
      <style:text-properties officeooo:rsid="0016baf2" officeooo:paragraph-rsid="0016baf2"/>
    </style:style>
    <style:style style:name="P29" style:family="paragraph" style:parent-style-name="Standard">
      <loext:graphic-properties draw:fill="none"/>
      <style:paragraph-properties fo:margin-left="0.25in" fo:margin-right="0.5in" fo:text-indent="-0.25in" style:auto-text-indent="false" fo:background-color="transparent"/>
      <style:text-properties officeooo:rsid="0018879a" officeooo:paragraph-rsid="0018879a"/>
    </style:style>
    <style:style style:name="P30" style:family="paragraph" style:parent-style-name="Standard">
      <loext:graphic-properties draw:fill="none"/>
      <style:paragraph-properties fo:margin-left="0.25in" fo:margin-right="0.5in" fo:text-indent="-0.25in" style:auto-text-indent="false" fo:background-color="transparent"/>
      <style:text-properties officeooo:rsid="0019532a" officeooo:paragraph-rsid="0019532a"/>
    </style:style>
    <style:style style:name="P31" style:family="paragraph" style:parent-style-name="Standard">
      <loext:graphic-properties draw:fill="none"/>
      <style:paragraph-properties fo:margin-left="0.25in" fo:margin-right="0.5in" fo:text-indent="-0.25in" style:auto-text-indent="false" fo:background-color="transparent"/>
      <style:text-properties officeooo:rsid="001a6f84" officeooo:paragraph-rsid="001a6f84"/>
    </style:style>
    <style:style style:name="P32" style:family="paragraph" style:parent-style-name="Standard">
      <loext:graphic-properties draw:fill="none"/>
      <style:paragraph-properties fo:margin-left="0.25in" fo:margin-right="0.5in" fo:text-indent="-0.25in" style:auto-text-indent="false" fo:background-color="transparent"/>
      <style:text-properties officeooo:rsid="001c2aa9" officeooo:paragraph-rsid="001c2aa9"/>
    </style:style>
    <style:style style:name="P33" style:family="paragraph" style:parent-style-name="Standard">
      <loext:graphic-properties draw:fill="none"/>
      <style:paragraph-properties fo:margin-left="0.25in" fo:margin-right="0.5in" fo:text-indent="-0.25in" style:auto-text-indent="false" fo:background-color="transparent"/>
      <style:text-properties officeooo:rsid="001e0615" officeooo:paragraph-rsid="001e0615"/>
    </style:style>
    <style:style style:name="P34" style:family="paragraph" style:parent-style-name="Standard">
      <loext:graphic-properties draw:fill="none"/>
      <style:paragraph-properties fo:margin-left="0.25in" fo:margin-right="0.5in" fo:text-indent="-0.25in" style:auto-text-indent="false" fo:background-color="transparent"/>
      <style:text-properties officeooo:rsid="001facdf" officeooo:paragraph-rsid="001facdf"/>
    </style:style>
    <style:style style:name="P35" style:family="paragraph" style:parent-style-name="Standard">
      <loext:graphic-properties draw:fill="none"/>
      <style:paragraph-properties fo:margin-left="0.25in" fo:margin-right="0.5in" fo:text-indent="-0.25in" style:auto-text-indent="false" fo:background-color="transparent"/>
      <style:text-properties officeooo:rsid="002123b5" officeooo:paragraph-rsid="002123b5"/>
    </style:style>
    <style:style style:name="P36" style:family="paragraph" style:parent-style-name="Standard">
      <loext:graphic-properties draw:fill="none"/>
      <style:paragraph-properties fo:margin-left="0.25in" fo:margin-right="0.5in" fo:text-indent="-0.25in" style:auto-text-indent="false" fo:background-color="transparent"/>
      <style:text-properties officeooo:rsid="0023fc0f" officeooo:paragraph-rsid="0023fc0f"/>
    </style:style>
    <style:style style:name="P37" style:family="paragraph" style:parent-style-name="Standard" style:master-page-name="">
      <loext:graphic-properties draw:fill="none"/>
      <style:paragraph-properties fo:margin-left="0.25in" fo:margin-right="0.5in" fo:text-indent="-0.25in" style:auto-text-indent="false" style:page-number="auto" fo:background-color="transparent"/>
      <style:text-properties officeooo:rsid="001e0615" officeooo:paragraph-rsid="001e0615"/>
    </style:style>
    <style:style style:name="T1" style:family="text">
      <style:text-properties officeooo:rsid="0003c9a0"/>
    </style:style>
    <style:style style:name="T2" style:family="text">
      <style:text-properties officeooo:rsid="0004b5e9"/>
    </style:style>
    <style:style style:name="T3" style:family="text">
      <style:text-properties officeooo:rsid="000a57f8"/>
    </style:style>
    <style:style style:name="T4" style:family="text">
      <style:text-properties officeooo:rsid="000b8f46"/>
    </style:style>
    <style:style style:name="T5" style:family="text">
      <style:text-properties officeooo:rsid="000de75b"/>
    </style:style>
    <style:style style:name="T6" style:family="text">
      <style:text-properties officeooo:rsid="000fb9ce"/>
    </style:style>
    <style:style style:name="T7" style:family="text">
      <style:text-properties officeooo:rsid="0011ab6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58714" style:font-style-asian="normal" style:font-weight-asian="normal" style:font-style-complex="normal" style:font-weight-complex="normal"/>
    </style:style>
    <style:style style:name="T12" style:family="text">
      <style:text-properties fo:font-style="normal" style:text-underline-style="none" fo:font-weight="normal" officeooo:rsid="0016baf2" style:font-style-asian="normal" style:font-weight-asian="normal" style:font-style-complex="normal" style:font-weight-complex="normal"/>
    </style:style>
    <style:style style:name="T13" style:family="text">
      <style:text-properties fo:font-style="normal" style:text-underline-style="none" fo:font-weight="normal" officeooo:rsid="0019532a" style:font-style-asian="normal" style:font-weight-asian="normal" style:font-style-complex="normal" style:font-weight-complex="normal"/>
    </style:style>
    <style:style style:name="T14" style:family="text">
      <style:text-properties fo:font-style="normal" style:text-underline-style="none" fo:font-weight="normal" officeooo:rsid="001e0615" style:font-style-asian="normal" style:font-weight-asian="normal" style:font-style-complex="normal" style:font-weight-complex="normal"/>
    </style:style>
    <style:style style:name="T15" style:family="text">
      <style:text-properties fo:font-style="normal" style:text-underline-style="none" fo:font-weight="normal" officeooo:rsid="001facdf" style:font-style-asian="normal" style:font-weight-asian="normal" style:font-style-complex="normal" style:font-weight-complex="normal"/>
    </style:style>
    <style:style style:name="T16" style:family="text">
      <style:text-properties fo:font-style="normal" style:text-underline-style="none" fo:font-weight="normal" officeooo:rsid="002123b5"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2</text:p>
      <text:p text:style-name="P1"/>
      <text:p text:style-name="P2">In<text:span text:style-name="T1"> joining mystism and justice, you will find liberation. Take awe in what beauty this world offers, but don't forget the weakest among us. Fight for a better society, but don't forget to stir in the ineffable truth that we as humans are never meant to fully know. Do this, and everything will fall into place.</text:span></text:p>
      <text:p text:style-name="P3">The gift of busyness is the deliverance from existential dread, no matter how momentary. We have bought into the idea that if we busy ourselves long enough that eventually in that busyness we will eventually find our own uniqueness and use in the world. But for the rest, spending wasted time in pursuit of crazy goals better helps us inadvertantly forge our uniqueness and usefulness. It only serves those with power over us to believe we as yet lack the maturity or the experience to forge our own unique and useful. But to trust that the uniqueness and usefulness of yourself will magically appear our of your soul crushing proported immaturity.</text:p>
      <text:p text:style-name="P3">Someone once said: "When words are both true and kind, they can change our world." Truer words: never spoken.</text:p>
      <text:p text:style-name="P3">How is it that hordes of Christians have missed the greatest part of the Christian story? Why is it that God incarnate would have the choice to incarnate and be any kind of person he wants, and yet he chooses to be a homeless wanderer, shouting at common people that the end is nigh. Picture one of those homeless people carrying a cardboard sign that reads "The End Is Nigh." If he were in reality the second coming of Christ, how would you even know. Well he has no crowd around him, you might say, but I could just as easily retort that no common person will be able to or want to find the time in their busy schedules to even hear this mythical homeless person out. So where even would such a crowd originate from? The crowd would have to be made up of people exactly like and even identical to you. Thus, neccisarily there is no crowd. There could be dozens, even hundreds or thousands of incarnations of the very creator of the cosmos waving a cardboard sign at oncoming traffic, and it would make sense no crowd would ever find the Son of God at all. Why would the creator of the cosmos choose such a humble fellow as his person<text:span text:style-name="T2"> after incarnation? You may wish to respond, "Well, perhaps it is the most effective form to deliver such a message." But we know from history and the present moment that people with real, political power are the ones history books are normally abbout. If God had used his infinite knowledge and power to climb the political ladder in order to send his message unadulterated into history, then we would not have to deal with four sometimes inconsistent or even contradicting accounts of God's human life on this planet. We would know and hear directly from Him what he needed us to know, without mediation.</text:span></text:p>
      <text:p text:style-name="P4"><text:tab/>"But" -- you might say -- "Jesus needed to be who he was in order to be crusified for his innocense and perfectness." But truly God can manage both to get his message across to the planet clearly and unadulterated and also become the ultimate sacreficial lamb to save all of humanity from their sins.</text:p>
      <text:p text:style-name="P4"/>
      <text:p text:style-name="P4">sick cat</text:p>
      <text:p text:style-name="P4">One day dropped off my sick cat. And then it looked at me. It wondered where its going, and thought I'd betrayed our "we." And then he growled and meowed right back at me, I said you're sick, you need to get better. But he just growled at me.</text:p>
      <text:p text:style-name="P4">Oh why of why did my cat die?</text:p>
      <text:p text:style-name="P4"><text:tab/>He was only dropped at the ve<text:span text:style-name="T4">t</text:span>.</text:p>
      <text:p text:style-name="P4"><text:tab/>Oh my sick cat!</text:p>
      <text:p text:style-name="P4"><text:tab/>He's gone. That's that!</text:p>
      <text:p text:style-name="P4"><text:tab/>It was just a cough but I guess that's that!</text:p>
      <text:p text:style-name="P4"/>
      <text:p text:style-name="P4"/>
      <text:p text:style-name="P5"><text:soft-page-break/>I hesitate to say that a "good meditation" feels good because I'm not sure it's true. But a "good meditation" certainly "feels true." It feels like living as "I" actually am rather than as the constructed person that "I" normally live as. It feels true.</text:p>
      <text:p text:style-name="P5">The Pu'er is not terrible. The smell is great, but the tea is just ok. Third steep was best so far. I'll need to figure out a good tea importer. I'd love to sell tea in Thailand. haha. I do like the caffine high. It's pleasant.</text:p>
      <text:p text:style-name="P5">Fourth steep also very decent.</text:p>
      <text:p text:style-name="P5">I wonder what the future holds. I want to say I feel afraid because that's not exactly untrue. But I think I more feel excited. Even failure would be an event. Because she exists, others must exist. Because she exists here, others must exist here. But she is amazing, amazing all the same. To be with or not, each is sufficient. But I do have a preference between the two.</text:p>
      <text:p text:style-name="P5">Even failure would be worth it because hse is already so compelling a person. To stand in relation with her is already a pleasure. To dance already raturous. Nomatter what comes after. This is a game that cannot, should not be won. Rather, we can only agree to keep on playing. Change the rules if we must, bring in more players if we must. But as long as the game keeps going, as long as the hac-i-sac is still in the air, the day was worth living, and the day, when it is past, will still be as valuable a story as any other in my memory. As long as the mask I wear is my own self, and as long as her mask is her very own, there cannot, can never be anything to regret in these days. Every rule can be broken--and should be broken--but as the genuine game continues, no one will or can lose. The game remains fun, exciting, and daring. And challenging of course.</text:p>
      <text:p text:style-name="P6">Haha. It's like your very breath splills over with only the most difficult of the beatitudes.</text:p>
      <text:p text:style-name="P6"/>
      <text:p text:style-name="P6">I broke my teapot. Two days old haha. Metaphor for life? Things you want, humble things that are nonetheless difficult to find, break in a couple days. Born of my one clumsiness and two mindlessness. Seems appropriate, even required somehow.</text:p>
      <text:p text:style-name="P6">While cleaning the death mask, the beard came off. That famous beard. Do I risk my job and tell them, gurenteeing a good restoration? Or do I talk to my friend. I convince myself my friend's restoration will be just as good. And unnoticeable, which is what I need. I need this job after all.</text:p>
      <text:p text:style-name="P6"/>
      <text:p text:style-name="P6">What Little Miss Sunshine said about suffering and creativity. Looking at these pages, there seems to be truth there. A meloncholy truth. Love that word. Meloncholy. Like a just-too-sour watermelon or a very sad dog. Or a very sad dog dragging a just-too-sour watermelon through slushy dirty Tianjin snow</text:p>
      <text:p text:style-name="P6">Perhaps because good art comes from a striving to make sense of the world we are forced to work within. Maybe because of that. Maybe because when we are truly content, it pushes us to relax, to save energy for the next challenge. But when the challenge is found squarely in the internal world, the sure grip of existential angst once again rules my moment. The page to me is really the only place to run.</text:p>
      <text:p text:style-name="P6"/>
      <text:p text:style-name="P7">You, Dao. What say you for this world you put in motion? Is truly your method of mindlessness superior to the mindful action of the Buddha? You made knowledge--knowledge! --dangerous! Dangerous! What gave you that bright idea? Are we really better ants when we are ignorant ants? Are we truly better as a true common man with worries and dreams all-too-convetional and undifferentiated. Is there really Daoist salvation in the boring? Drunkness! Surely being like the drunk man isn't the path! You use the tool of ineffability in order to facilitate a world of pollution and cruelty?! Really!? Must you?</text:p>
      <text:p text:style-name="P7">I know your message, Dao. I now this is rather a strawman, Dao. But must the path that cuts the meat--zig, zag, zoop--be so unbalancing. I know you would say that it is I who am the unbalanced one. I <text:soft-page-break/>decided what was good and what was bad and in that moment once I again I sealed my own fate. I know.</text:p>
      <text:p text:style-name="P7">To dare to live with the Dao. You. You are my partner even if I beg you to scream "I divorce you" three times. We are bedfellows no matter what. I accept you, but I fear at least in this moment I do it out of coersion rather than wisdom or love.</text:p>
      <text:p text:style-name="P7">Is this my mud? I don't want to fall into the depressed artist false trope. But I am writing more. A lot more. Even if useless, surely...good... Is this my mud?</text:p>
      <text:p text:style-name="P8">Being swallowed by my response to light, insignificant coldness? Jabbing my pen as if I only need to cut my way through the paper bag labeled "meloncholies." Because maybe, just maybe, if I free myself I can free others too</text:p>
      <text:p text:style-name="P8">Good pu'er tastes like soil. It builds easily cultivated land in the liver. Why the liver you ask? Well your liver filters our your bodily impurities, of course, and your impurities are your surest source for seeds. Some may not grow, and some may not flower, and most that bear fruit will be better. A few sour. But like the banana tree, one my end up sweet. And that sweet one makes the whole enterprise worth it. Without impurities, we wouldn't have anything to ever try and grow, let alone any sweet fruit in our lives at all. And pu'er provides the soil. Good pu'er anyway.</text:p>
      <text:p text:style-name="P8"/>
      <text:p text:style-name="P8">But you saw. You saw. Nobody sees. But you did. We live in the land of the blind, and you have a goddamn functional eye.</text:p>
      <text:p text:style-name="P8">Don't describe. Engage with the you. It is the humblest of mysticals and mysticaliest of humbles. It's right there before you, under you, in you. Engage and you, I promise, will find salvation. Don't contend but instead feel you way between the tendons and ligaments. Find your mud, make sure your tail is squarely immersed. And drag. And there you will find that long avoidant role within this great uncaring Dao.</text:p>
      <text:p text:style-name="P8">But please ignore the fact that I speak this our of insecurity. For I, too, am still seeking after my mud. I, too, struggle to find the square on the ground where I may sit, unique and useful until death. And maybe, if I've done well, maybe a bit longer. Ignore this fact plase.</text:p>
      <text:p text:style-name="P9">My anger is indeed scary. To me it is anyway. Facts need not fly out the window. Need not. Calmness is not always required but anger kills awe, the very foundation of goodness, of humility. Anger enlightens one great but often missed truth while it obscures and even erases the innumerable truths, little dharmas all over this concrete world. Anger pushes usinto labyrynthine abstract, a byzantine castle built brick-by-brick with our won empty jargon. Jargon that once held a liberatory purpose but now only wall the speaker off from the world as it is. The jargon seeks for the Dao to conform to the ideology rather tahn for the ideology to conform to the Dao.</text:p>
      <text:p text:style-name="P9">But somehow I can't, still can't agree that knowledge brings danger and shortens the lifespan heaven endowed on each of us. Abstracted knowledge, sure, but knowledge-knowledge? No! No.. I don't think so no.</text:p>
      <text:p text:style-name="P9"/>
      <text:p text:style-name="P9">No it's fine if you want to put me in a box. Please put me in a box. But for the love of all that is holy, please put in a box I fit in. I'm a fat guy. That box may be tall enough and Plenty wide enough but it's too goddamn skinny.</text:p>
      <text:p text:style-name="P9"/>
      <text:p text:style-name="P9">Radical acceptance, both of myself, others, and the world. I do think this is rather Daoist. Reminds me of the idea that Confucius wants to reform the world, Buddha to break away from the world, and Laozi to glorify, celebrate, dance, _______ forget the word</text:p>
      <text:p text:style-name="P9">John. You said once that the Dao is chaotic and the more we seek to control that Dao, the more chaotic the Dao becomes in response. And I think there's much truth there. You sought to teach us that like is totally futile and full of suffering and even then very much, very fully worth living. Worth aging through. </text:p>
      <text:p text:style-name="P9"><text:soft-page-break/>It's nto worth sitting on a rock in the middle of the battlefield <text:span text:style-name="T3">when you are, after all, Arjuna, himself. It's going to be awful, but do it anyway. Do it anyway. And then take joy in the boulder rolling back down the mountain.</text:span></text:p>
      <text:p text:style-name="P10">The writer who has forgotten words has nothing to say. The blind must lead the blind because it is the blind who write. Those with an eye are those who stay silent.</text:p>
      <text:p text:style-name="P10"/>
      <text:p text:style-name="P10">The cult of busyness doesn't care if we can keep up. It doesn't care if we really live. The cult believes anything inside itself is good, and anything outside is bad--a waste of time.</text:p>
      <text:p text:style-name="P10"/>
      <text:p text:style-name="P10">Every word is a gamble. And some words are a greater risk than others. There are those who prefer only comfortable words, fitting into individually wrapped-wrapped sentences. And there are those who prefer daring dangerous words in crafted or rambling or opaque sentences. </text:p>
      <text:p text:style-name="P10">There is the snob and there is the lover. The snob gets fulfillment in the fact that they know so much more than others about a given thing, and the lover takes joy in the journey ahead of someone just finding their feet. One cares about themself, and uses their knowledge and experience as a justification of their status; the other seeks to enrich their connecitng with the people around them and to show others the subtle beauty hidden behind the veneer of sophistication. The lover wants to share his beloved with the whole world in any form it will travel; the snob only wants it to travel if safely protected behind the showcase of unchanging, preserved purity.</text:p>
      <text:p text:style-name="P10">But of course all great things in their "purest" form were made by and for the mass of people in a given place. It is the dangerous historical pedastal that trades this gritty perfection for being wrapped in sacred cloth and elevated on a marble pillar in a 3000-year-old temple. Great things are meant to be struggled with and confronted by. A great thing shakes you very veneer of personality off, if only for a moment, exposing mirrored internal and external truths all at once. But by placing the great thing on a pedastal, we turn the thing into a mere it. To be known about, collected, and commodified. It becomes just another thing we have to catch a hold of rather than something to be touched by. Great things are meant to be stood in relation to not stood above or below me or you or anything! What is this about things judging things?</text:p>
      <text:p text:style-name="P10"/>
      <text:p text:style-name="P12">Why would I want to have a series of interchangeable conversations with interchangeable people? Why would I want to work solely within a particular discourse system when I could make each interaction fresh and interesting? Why would I</text:p>
      <text:p text:style-name="P12"/>
      <text:p text:style-name="P12">The Cult of Busyness says, "What are you doing with your time? How have you wasted so many hours when there's so much to be done? You have not yet earned your freetime. You have not yet earned your rest, your exhale, your sleep. Don't you see how he works so hard? How he always answers his Slack instantly? How he sends emails at 3am? How he suffices on 4 hours of sleep a night? How he is the first to arrive and the last to leave? If he can do it, so can you!" And as you channel the Cult of Busyness like Mohammad receiving the Holy Quran from God, like Mohammad, you also transmit it to those you have power over as the Cult of Busyness had handed it down to you. "Speed and quality, like Susan there. She's been working here, what? --3 months, and she runs circles around you. Get back in the game, or else she'll continue to run circles around you." As is so common, this is of course just projection. You dump your own personal insecurities all over the people you have power over. By doing so you turn your personal insecurity and existential dread into "constructive criticism" of a "co-worker." But of course this is just the blind continuing to lead the blind. Sacrificing on the alter of the Cult of Busyness, repeating the sacred words, hardening the holy hierarchy with the most pious, busy people above, and the lazy sleepers, those that dare have personal lives, have friends who they get neither sexual satisfaction nor professional network from. Lazy sleepers who have succumbed to their lazy depression, garnering 9 or even 10 hours in a <text:soft-page-break/>single night--a single night. The gall of those unbelievers. Those atheists. Don't they know those holy words? "Arbeit macht frei"--"Work sets you free." It is the great God whose name is Busyness that will set us all free. He will doom the sloths, those who abuse their beds, the selfish paracites of society and humanity who have not yet worked enough to earn their privelege to sleep.</text:p>
      <text:p text:style-name="P12">Wikipedia: "In The Kingdom of Auschwitz, Otto Friedrich wrote about Rudolf Hoss, regarding his decision to display the motto so prominently at the Auschwitz entrance:</text:p>
      <text:p text:style-name="P13">He seems no to have intended it as a mockery, nor even to have intended it literally, as a false promise that those who worked to exhaustion would eventually be released, but rather <text:span text:style-name="T5">as a kind of mystical declaration that self-sacrifice in the form of endless labour does in itself bring a kind of spiritual freedom.</text:span></text:p>
      <text:p text:style-name="P16">Busyness drives us to exclaim, "I don't have time for this!" Whether that be your hobbies, interests, spiritual journeys. Whether that be your loved one, your children, no matter their age. Busyness makes us singlemindedly focused on winning today's battle with the belief that if we win enough of today's and then today's and then today's battles, we will eventually win the war. And then we will, absolutely, definitely, assuredly will have time for this. Even your children.</text:p>
      <text:p text:style-name="P20">Busyness forces us to believe if you just continue to work harder than everyone else, keep your nose to the grindstone and not up in the clouds, that eventually your day will arrive, and you can finally relax and enjoy.</text:p>
      <text:p text:style-name="P20">Or sometimes Busyness pushes us to say with a heavy heart and tears in our eyes, "I love my job" as a justification for why we're still in it. And we become exactly what the company wants us to be, nothing more. Never more.</text:p>
      <text:p text:style-name="P20">Busyness convinces us that only the champions matter. Only the headliner matters, and all others fall short of him--it's usually a him--in importance, in competence, and of course in salary.</text:p>
      <text:p text:style-name="P20"/>
      <text:p text:style-name="P20">The traditional other phases of growth, maturation, and role in human endeavor--the student and the mentor--become second-most-important at best. Because today's battle is the most important battle that has ever happened or probably will happen. All major resources must be diverted to the frontlines. The students will be alright--the champions, when they were students, survived on less too. The champion cut back, ate pasta, and lived with roommates as well. Had to eat shit as well. And the mentors, largely, had never truly achieved anything as champions. They didn't work hard enough and didn't cultivate their garden well enough. And so those who would otherwise be mentors today seek to keep their fingernails dug into their role as champion, as others who believe their turn to be champion has come up try to push them out. The difference today is that the champions have aged up as have the students. So the mentors no longer exist. No one stands in the way of Busyness to point out how we are repeating old mistakes. No one takes it upon themselves to usher students forward in their roles as champions. The students are instead forced into a battledome against one another, those who would be mentors are comforted with large salaries and threatened with early retirement if they ever fall out of line. The champions are generally few enough and busy enough that they are satisfied enough not to look around. And they are protected from their mistakes.</text:p>
      <text:p text:style-name="P20">Whittling is always better than slashing.</text:p>
      <text:p text:style-name="P20">We are rationalizing beings. We are not rational beings, and we are certainly not "deductive" reasoners. The only "deduction" we have is coming to a conclusion and forming the reasoning after. Or w<text:span text:style-name="T6">are--and more common--acting first and then explaining afterward how a seeming error was actually a move of three-dementional chess.</text:span></text:p>
      <text:p text:style-name="P21"><text:soft-page-break/>You are half what other people see you as and treat you. Nothing more; nothing less. The other half is who you are to and for yourself. </text:p>
      <text:p text:style-name="P21"/>
      <text:p text:style-name="P21">For me a book should shake you, confront you, spit right in your eye. A book should challenge you like nothing else has or can. A book can be a salvation or an undoing. A book is a goddess, and we dance limply around her. Hopeless, helpless to her power and knowledge. "But it's just words on a page!" we call out to the uncaring darkness. And we know, once again, we are as good as the lowest flea in this exhaust-filled world.</text:p>
      <text:p text:style-name="P21"/>
      <text:p text:style-name="P17">Beware the people without memory. They will come to be the scariest people you meet. If you believe we came into this world a blank slate, and that the only thing that makes me, me and you, you is a series of memories, then those whose memories drop through like necter in a sieve are surely less people than are people who retain and empathize and care. There are people who care about their past and the you who were a part of that past--these are the people you should build relationships with. But the people who treat you interchangeably, who don't remember even the slightest unique thing about you--these are the people you should fear everyday. </text:p>
      <text:p text:style-name="P22">But we are all ants with a role. And we abdicate that role at our own peril and the peril of the great colony. </text:p>
      <text:p text:style-name="P22"/>
      <text:p text:style-name="P22"><text:span text:style-name="T7">Texting sucks. So much. You get so much more information from seeing someone's face as they talk to you.</text:span></text:p>
      <text:p text:style-name="P18"><text:span text:style-name="T7">It is said that the life of each individual person is a Sisyphian task. Each one of us must try to achieve some futile, essentially meaningless task, only to have the boulder roll right back down the mountain when we've just about reached the summit. And it is said that the well-lived life is the life where when the Sisyphean one runs back down the mountain after the boulder, she is happy in that time running downhill because she accepts her fate and enjoys the times between struggles</text:span></text:p>
      <text:p text:style-name="P23"><text:tab/><text:tab/>But you should know that it is also human culture that strains to roll the boulder up the mountain. Whether that boulder be "civilization," the common good," or simply "freedom" or "justice." And it is the fate of all human culture to be caught in this eternal, collective, Sisyphean task until civilization crumbles once again. But You should know, that when a portion of the human culture has grasp of the Dao, that portion pushes its respective boulder up its respective mountain with all the earnestness of a small child valently setting the table for the first time, and yet laughs with abandon and sincerety as it watches the boulder tumble down the mountain once more. Depression, apathy, and cyncism are the symptoms of a sick portion. Sincerity in effort, both in strenuous work and in glorious, careless, farcical failure, is the sign of a portion of the culture in accordance with its purpose.</text:p>
      <text:p text:style-name="P23"><text:tab/><text:tab/>Radically accept both the earnest effort and the hillarious failure. For that is the way the good group lives.</text:p>
      <text:p text:style-name="P23">With power, we loe the very thing that helped us gain power in the first place--empathy. <text:s/>it's cruel and amazing. And oh-so-very-human.</text:p>
      <text:p text:style-name="P23"/>
      <text:p text:style-name="P23">Welp there is a truly massive bug under my bed. It seemed to show up when it got cool in my room. Was probably just looking for warmth. I hope I can get in outside before I sleep. I fear it will be attracted to the heat of my solitary body.</text:p>
      <text:p text:style-name="P23"/>
      <text:p text:style-name="P24"><text:soft-page-break/>I wonder if writing like this actually improves my writing. Robert + Gary actually were familiar w/ Stephen King's <text:span text:style-name="T8">On Writing</text:span><text:span text:style-name="T10">, so perhaps I should read that.</text:span></text:p>
      <text:p text:style-name="P24"><text:span text:style-name="T10"/></text:p>
      <text:p text:style-name="P24"><text:span text:style-name="T10">Don't you see? the turbulance of your mind passes on to those around you. The dhukka that appears in you turns the wheel of samsara ever faster, and this spins others' samsara wheels ever faster. It is through your calmness you stop passing on your turbulance.</text:span></text:p>
      <text:p text:style-name="P24"><text:span text:style-name="T10">You think because you are emminantly boring that it makes you innocent of the culpability of the harm you cause? I could just point out you are radically free, but really what matters is that you have succumbed to the banal evil. You think because you're boring that it makes you innocent of these crimes, but it is the very thing that makes you liable. Your very banality is sufficient proof of guilt. Your banality is what makes you an evil sheep. You are evil, mindless cattle. And you say we must root out the wolves when you mindlessly stampede over more than your share of innocense. </text:span></text:p>
      <text:p text:style-name="P24"><text:span text:style-name="T10"/></text:p>
      <text:p text:style-name="P24"><text:span text:style-name="T10">Eh, less rumination is always better. The breath calls.</text:span></text:p>
      <text:p text:style-name="P24"><text:span text:style-name="T10"/></text:p>
      <text:p text:style-name="P25"><text:span text:style-name="T10">I feel like I still have this massive disconnect between my emotions/practices and my intellectual ideologies. I want to act in one way, and yet I end up doing something else. Like I can't see in the moment what's going on. Or, more correctly, I can't see how the other person is probably feeling or thinking, and I act on instinct. But when I'm anxious, that instinct is totally wrong.</text:span></text:p>
      <text:p text:style-name="P25"><text:span text:style-name="T10">But like with texting, I can't really tell how the other person is feeling. Not at all. And this sucks. Sucks. And I feel like I have exactly two settings: distant + detached or needy + weird. Certainly when I have the choice, distant + detached is truly the superior option. I'm not sure I actually have other options here for dealing with acquaintences. Just those two options it seems. Mostly. Fuck.</text:span></text:p>
      <text:p text:style-name="P25"><text:span text:style-name="T10">You are half--exactly half--what the people you associate with treat you and think about you. You are half how you see yourself--no more and no less. Don't forget either of these truths. Forget either one at your own peril.</text:span></text:p>
      <text:p text:style-name="P25"><text:span text:style-name="T10">The unattainable. You always want the unattainable. Sometimes you're wrong. Sometimes the unattainable is anyone but. But entering into a deep I-You with the supposed unattainable is the treasure of life. The treasure of life.</text:span></text:p>
      <text:p text:style-name="P25"><text:span text:style-name="T10"><text:tab/><text:tab/>In fact, you're usually wrong about who is and isn't unattainable. But you're right just often enough that it's terrifying to even try. Every time. Eisner. Fight on Eisner, please fight on. Please fight on Eisner. Please fight on. Fight on.</text:span></text:p>
      <text:p text:style-name="P25"><text:span text:style-name="T10">It is the Eisner that gives you life. The unknown prophet, truthtelling, daring, shameless firethrower of justice. The Eisner is she who shows you--just by being herself--that the world has ten-thousand hidden, millenial truths. --Truths that need desparately to be sopen in every corner of the banal world. The Eisner will guide you. Unassuming, she speaks gently with cutting, dialectical precision. She guides without seeing her followers, never knowing their names, always talking just above their heads. Her very existence challenges her folowers to be better, to grow. To be better. This unassuming, young genderqueer individual.</text:span></text:p>
      <text:p text:style-name="P25"><text:span text:style-name="T10"/></text:p>
      <text:p text:style-name="P26"><text:span text:style-name="T10">Dismissal is evil. Dismissing because some data point, some fact about another person doesn't fit into your rigid worldview-ideology is evil. We will live in a world where radical acceptance is not only a good, it will be a norm.</text:span></text:p>
      <text:p text:style-name="P26"><text:span text:style-name="T10"><text:tab/>And maybe, maybe someday. If you try really very hard and grow quite a lot. If in a group of three people, one is always your teacher. If you keep your tail firmly dragging in the mud. </text:span><text:soft-page-break/><text:span text:style-name="T10">If you do that, maybe, maybe someday. If you're lucky. You will be the Eisner to someone too. Someday.</text:span></text:p>
      <text:p text:style-name="P26"><text:span text:style-name="T10">If you do good, stay away from fame.</text:span></text:p>
      <text:p text:style-name="P26"><text:span text:style-name="T10">Eisner walks among us. Quite literally, I'm afraid. Becasue of her humility, her anger at authorities, her outward unassumingness, and her obvisgation of conventional value, you never know she--she--is Eisner. Eisner walks among us. Literally. She could've saved you, but you just never knew. And if you had known, you could know how to answer the only question--what should I do--because you would just watch Eisner, and then you would know. You would watch for a long time in confusion--certainly--but eventually, with much determination, eventually you would know.</text:span></text:p>
      <text:p text:style-name="P26"><text:span text:style-name="T10"><text:tab/><text:tab/>Just make sure you watch, get adaquate shuteyes and when she appears once again, you will have the softness to become acquainted with knowing what it means to be in the presence of Eisner.</text:span></text:p>
      <text:p text:style-name="P26"><text:span text:style-name="T10">When you shake hands with someone, and they are soft enough at heart, in their eyes you will see yet another glimpse of God.</text:span></text:p>
      <text:p text:style-name="P26"><text:span text:style-name="T10">You use words like "love" and terms like "go with the flow" so often that they've lost all meaning, or at least they've lost the beauty and truth they </text:span></text:p>
      <text:p text:style-name="P14"><text:span text:style-name="T10"/></text:p>
      <text:p text:style-name="P19"><text:span text:style-name="T11">But this mud seems to be mud. It has the Dao. I think it has the Dao. I think it does. Maybe that's just hope. But, God, let me be mud, let it have the Dao. Let it be a Phantom City where I can rest in a bath of milk and honey. At least until the boulder starts to slow its rolling at the base of the mountain. I know all of this is already decided for me and for the world. I know this is, already. My hope stands futile, even if fulfilled. Even if fulfilled. It is still miles to go before I sleep. As it should be. 话说天下大事. Thus it has always been; thus it shall be. Thus it has always been; thus it shall be. Thus it must be, forever and ever.</text:span></text:p>
      <text:p text:style-name="P27"><text:span text:style-name="T10"><text:tab/><text:tab/>I know, God, that I must allow the empire to fall apart when it is time. I know. But sometimes the way of mud is for the empire to once again arise, right? Right? I don't want to beg you, God. I'd never wish to be that. To speak my own undeservingness of your attention is to make that fact into a fact.</text:span><text:span text:style-name="T12"> So I don't, or at least I try not to. To stand in relation to you, God. That is what I do--what I try to do.</text:span></text:p>
      <text:p text:style-name="P28"><text:span text:style-name="T10"><text:tab/><text:tab/>Let me help people, God, and want nothing in return. Not allowing my left hand to know what my right hand does. To be outwardly dirty and inwardly prestine. To negate the self to fulfull the multifaceted you to the end of my days. Unknown, or at least under-known. Let me watch at a blind gains sight, a deaf hears, a lame walks--either again or for the first time. Let me watch, grant me the knowledge of non-self that allows me to be the bank that the creek flows around, quenching thirst without striving. Making whole because of what your creek is, overflowing with the sense of security, giving with abandon to the soft-hearted human with the great fortune to know your creek. Let me be the bank that beckons to the soft and weary traveler, beckon to them to drink from you. Let me be calm so that I can let you do what you need to, doing nothing and yet everything accomplished. Bring the spring to the blind.</text:span></text:p>
      <text:p text:style-name="P28"><text:span text:style-name="T10"><text:tab/><text:tab/>Let me become the humble inlet. Dirty on the bottom, but so calm that I can be a mirror so clear that the traveler can see her face in me, even underneath the caked muck. So clear that she sees herself like it was the first time once again, but it was only because I did nothing.</text:span></text:p>
      <text:p text:style-name="P28"><text:span text:style-name="T10"/></text:p>
      <text:p text:style-name="P28"><text:span text:style-name="T10">Polyphany--"(music) the style of simultaineously combining a number of parts, each forming an individual melody and harmonizing with each other."</text:span></text:p>
      <text:p text:style-name="P28"><text:span text:style-name="T10"/></text:p>
      <text:p text:style-name="P28"><text:soft-page-break/><text:span text:style-name="T10">You are Descartes and I am Hume.</text:span></text:p>
      <text:p text:style-name="P29"><text:span text:style-name="T10"/></text:p>
      <text:p text:style-name="P29"><text:span text:style-name="T10">So the reasoning gets under your skin. So I want security, independence, autonomy, enjoyment, justice. So you think millenials feel too entitled to things they haven't paid their dues for. Screw you. I can and will do this my way. My way. Let me cut my cow in peace. Let me first my Hao in peace. Let me drag my tail in my goddamn mud. Let me alone. Let me be. Let me be. Let me cut my cow in peace. Let me pursue my loves and passions in peace. Let me be. Let me be.</text:span></text:p>
      <text:p text:style-name="P29"><text:span text:style-name="T10">Looking back at the conversation, it seems clear that me talking about the situation of many of my friends shakes you personally. To the point where you even talk about your own precarious situation. I don't think I'm the right person to confide in about that. </text:span></text:p>
      <text:p text:style-name="P29"><text:span text:style-name="T10">I suppose it's possible you even have millenial coworkers and subordinates who may talk about their low compensation or being treated poorly. I suppose me saying things that resonate in that way cause you to feel shitty and opens up your own insecurities. Unfortunately, unlike other people I talk to, your ability to affect me is disproportionately great. And that is the situation, the situation I must respond to. You are human. You have insecurities. I am a </text:span><text:span text:style-name="T13">so human just the same. And I can't take responsibility for your emotions but I must take responsibility for mine. </text:span></text:p>
      <text:p text:style-name="P30"><text:span text:style-name="T10">At the very least, I can't be talking to you so late at night. seriously.</text:span></text:p>
      <text:p text:style-name="P30"><text:span text:style-name="T10">Thailand. Thank you for taking me in, being tolerant and frankly loving to me. Thank you for accepting me for who I am and taking my hand as we walk together into the glorious ambiguous darkness. It seems I owe you everything and more. Thank you.</text:span></text:p>
      <text:p text:style-name="P30"><text:span text:style-name="T10">Buddhism. Thank you for always seeming to have the right answers. For encouraging me to be accepting of myself as I am--a non-self--and for being accepting of others as they are themselves non-self. All is non-self, and thank you for bringing that beautiful and loving truth into my life and all our lives.</text:span></text:p>
      <text:p text:style-name="P30"><text:span text:style-name="T10">Zhuangzi. Thank you for bringing me the messages that bring me determination to follow my irrational nature in the ways that help myself and the people around me. Thank you for teaching me about words, the glory of the humble life, knowing what the enjoyment of others looks like, glorifying the lowly, elevating the flow of the good life few know. You give me life. Thank you.</text:span></text:p>
      <text:p text:style-name="P30"><text:span text:style-name="T10">Courtney. Thank you for encouraging me to do things I want to do, regardless of what my father wants.</text:span></text:p>
      <text:p text:style-name="P30"><text:span text:style-name="T10">Brendan. Thank you for loving me life a good friend, listening to me complain so much, for encouraging me to not let my father affect my decisions so much. I need you as you are, and I'm so happy and grateful you are that way.</text:span></text:p>
      <text:p text:style-name="P30"><text:span text:style-name="T10">Robert. It seems you very much want to accept me as I am. Thank you for that.</text:span></text:p>
      <text:p text:style-name="P30"><text:span text:style-name="T10">Going to China now.</text:span></text:p>
      <text:p text:style-name="P30"><text:span text:style-name="T10">Tired. It's midnight. Plane soon.</text:span></text:p>
      <text:p text:style-name="P30"><text:span text:style-name="T10">Got the axios request to express to work. Apparently the problem was that Express required a middleware called bodyParser to handle POST requests. Whoops. Should remembered that? Maybe? Eh, it's been a while.</text:span></text:p>
      <text:p text:style-name="P30"><text:span text:style-name="T10"/></text:p>
      <text:p text:style-name="P30"><text:span text:style-name="T10">There's a definite insecurity to being cramped in such a small and frequently crowded space as I feel in HK. I suppose the solution is meditation, but where? I suppose I could meditate in the park tmr after I pick up my passport w/ visa.</text:span></text:p>
      <text:p text:style-name="P30"><text:span text:style-name="T10">Juan, I hope you find your mud. You're in the right place.</text:span></text:p>
      <text:p text:style-name="P30"><text:span text:style-name="T10">Chris, I hope you keep seeking after the mystrical things in this world. I think it's where you could find the most possible growth.</text:span></text:p>
      <text:p text:style-name="P30"><text:soft-page-break/><text:span text:style-name="T10"/></text:p>
      <text:p text:style-name="P31"><text:span text:style-name="T10">I simply want to return to the embrace of my love, Thailand.</text:span></text:p>
      <text:p text:style-name="P31"><text:span text:style-name="T10">I seem to bring out both the best and the worst in people. And I seem to have some choice in the matter of which one it is. And I choose the best everytime. I choose the best everytime.</text:span></text:p>
      <text:p text:style-name="P31"><text:span text:style-name="T10"/></text:p>
      <text:p text:style-name="P31"><text:span text:style-name="T10">I feel like I meet so many people--both in HongKong and in China--who basically only want for status. And that's all. It's tremendously drugerous to put in the time to dig into a person only to find that they either have the most tremendous guard up or there simply is nothing there of consequence or interest beyond lust for the drugerously conventional.</text:span></text:p>
      <text:p text:style-name="P32"><text:span text:style-name="T10">I did meet a guy who has a higher degree in Linguistics, and from whom I gleaned actually a lot of deeply valuable information. But he was certainly the exception.</text:span></text:p>
      <text:p text:style-name="P32"><text:span text:style-name="T10">I hate the terror in the eye of a chinese person whom I simply ask the time in Chinese. I just hate it. I don't want to look a stranger in the eye and consistently see terror on the other side. Why would I want that to be a part of my life?</text:span></text:p>
      <text:p text:style-name="P32"><text:span text:style-name="T10">I'm grateful to Ms. Kim for instilling in me my love of math and logic.</text:span></text:p>
      <text:p text:style-name="P32"><text:span text:style-name="T10">I'm grateful to Ms Dascal for reminding me to have self-respect.</text:span></text:p>
      <text:p text:style-name="P32"><text:span text:style-name="T10">I'm grateful to Ms. Combs for demonstrating the importance and value of integrity.</text:span></text:p>
      <text:p text:style-name="P32"><text:span text:style-name="T10">I'm grateful to the 6th grade Reading teacher for introducing me to Ray Bradbury.</text:span></text:p>
      <text:p text:style-name="P32"><text:span text:style-name="T10">I'm grateful to my 10th grade English teacher for introducing me to Plato, specifically Plato's Cave in the Republic.</text:span></text:p>
      <text:p text:style-name="P32"><text:span text:style-name="T10">I'm grateful to my first economics teacher for fanning my love of efficiency and economics.</text:span></text:p>
      <text:p text:style-name="P32"><text:span text:style-name="T10">I'm grateful to my Latin teacher for making sure I never forget the "a" declensions of nouns.</text:span></text:p>
      <text:p text:style-name="P32"><text:span text:style-name="T10">I'm grateful to Mr. Vlasits for introducing me to leftwing politics + left-wing view of history.</text:span></text:p>
      <text:p text:style-name="P32"><text:span text:style-name="T10">I'm grateful to my World History teacher for introducing me to the Upanishads and a broad view of the world.</text:span></text:p>
      <text:p text:style-name="P32"><text:span text:style-name="T10">I'm grateful to my 7th grade Social Studies textbook for introducing me to the Four Noble Truths.</text:span></text:p>
      <text:p text:style-name="P32"><text:span text:style-name="T10">I'm grateful to Dr. DeAngelo for being loving + open minded + cultivating in me a love of my own divergent interpretation of fiction.</text:span></text:p>
      <text:p text:style-name="P32"><text:span text:style-name="T10">Who introduced me to Descartes?</text:span></text:p>
      <text:p text:style-name="P32"><text:span text:style-name="T10">Insecurity destroys empathy, and it is empathy that gives our lives that satisfied of fullness. Empathy feeds both the giver and the receiver. It lets us dance in a world where we can forget our own and the world's inherit emptiness at least for a while. At least for a while. Fleeing the places that we associate with our own chronic insecurity is a duty both to ourselves and those around us. By fleeing those things we associate with feelings of chronic insecurity, we give ourselves a chance to give empathy to those who approach us. We should seek to find the place--the actual physical place--where insecurity is actually a deviation from the norm. Where just being, accepting who you are is the norm.</text:span></text:p>
      <text:p text:style-name="P32"><text:span text:style-name="T10">You underrate the value of fleeing; you overrate the value of fighting.</text:span></text:p>
      <text:p text:style-name="P32"><text:span text:style-name="T10">You somehow think the busyness will save you. Why? You put off the existential dread until you die. How does that make any sense at all?</text:span></text:p>
      <text:p text:style-name="P33"><text:span text:style-name="T14"/></text:p>
      <text:p text:style-name="P33"><text:span text:style-name="T10">I'm not willing to give up my autonomy, my thinking, my purposeful existence for the empty promise of a stable life when I could have a stable life that I actually want if I reached for it, if I just reached out my hand. It's so simple.</text:span></text:p>
      <text:p text:style-name="P33"><text:span text:style-name="T10"/></text:p>
      <text:p text:style-name="P33"><text:span text:style-name="T10">China is still very "me first."</text:span></text:p>
      <text:p text:style-name="P33"><text:span text:style-name="T10"/></text:p>
      <text:p text:style-name="P37"><text:soft-page-break/><text:span text:style-name="T10">Diana said I seem very Bob Marley "everything is gonna be alright" attitude about me. And that I'm skinnier. She's nice.</text:span></text:p>
      <text:p text:style-name="P33"><text:span text:style-name="T11">A</text:span><text:span text:style-name="T10"> better person I will be. A better person I will be. A better person I will be. A better person I will be.</text:span></text:p>
      <text:p text:style-name="P33"><text:span text:style-name="T10"/></text:p>
      <text:p text:style-name="P33"><text:span text:style-name="T10">When you find that the half of who you are that other people see, that other people treat you as is as vermin, it is time to change that half of who you are. It is time to remove those people from your life.</text:span></text:p>
      <text:p text:style-name="P33"><text:span text:style-name="T10">Those who treat you like vermin are right--You are vermin to and for them. Fault matters not a lick. Blame matters less. But you must destroy that relationship as soon as possible. Because both you and your subject are actively harmed by that relationship. They clearly don't have the wherewithall to break with you, so you must be the one to do it.</text:span></text:p>
      <text:p text:style-name="P33"><text:span text:style-name="T10">Fear and insecurity go hand-in-hand. One cannot exist without the other. And thus, you can know what causes you to feel secure by observing for what you feel fear. And listen to your fear and all your emotions. They don't always indicate truth, but they always indicate things your conscious mind is not yet aware of.</text:span></text:p>
      <text:p text:style-name="P33"><text:span text:style-name="T10"/></text:p>
      <text:p text:style-name="P33"><text:span text:style-name="T10">God. Is it really true that there are physical places closer to and further from knowing your calmness, your way of being? Am I right that exclusion is a big symptom of being further from You?</text:span></text:p>
      <text:p text:style-name="P33"><text:span text:style-name="T11">W</text:span><text:span text:style-name="T10">at Pa Nanachat. Is it possible you truly will always be there for me if I need you?</text:span></text:p>
      <text:p text:style-name="P33"><text:span text:style-name="T10">Diana. I'm sorry if I brought you down during my loneliest of lonelies. You're a great person, and I hope you're happy.</text:span></text:p>
      <text:p text:style-name="P33"><text:span text:style-name="T10"/></text:p>
      <text:p text:style-name="P33"><text:span text:style-name="T10">You believe that your failure is only ever because because you failed to sustain your busyness. Why? Why wouldn't it be that you didn't take enough breaks? Why couldn't it be that you didn't get enough sleep? Why couldn't it be that you didn't embrace your loved ones enough? Why couldn't it be that you failed because you spent too much time being busy on that project?</text:span></text:p>
      <text:p text:style-name="P33"><text:span text:style-name="T10">To you who carp and criticize academia--when will you accept the fact that ideas win sometimes. And when they win, we need to make sure the ideas are the best ones they can be. Without academia, what book could you reach for to build your new utopia based on your ideas? What expert will you turn to to draw up your roadmap if you didn't have academia to nuture and feed the very radical, new ideas that you now subscribe to?</text:span></text:p>
      <text:p text:style-name="P33"><text:span text:style-name="T10">And to you, the hauty academic. When will you admit that the very centralized, authoritarian culture that scholasticism and peer-reviewed publication were built to undermine have now come to define academia. The tower may not be built of ivory, but it's damn high. When will you see that you are only able to live the life of the mind because society at-large had decided that your job benefitted itself. Your first duty is not to fellow academics but rather to spread the greatest findings of your craft to the most massive audience possible by any means necessary.--Even if that means compromising on your accuracy of terminology to help people understand. If what you measure is what you value, instead of valuing the number of articles</text:span><text:span text:style-name="T15"> your potential colleague has written that an average of sever people will read, instead of valuing how many citations your potential colleague has, instead of asking if your potential colleague has successfully jumped through the hoops of the academic book publishing industry, instead of placing high value on student ratings or the school the received their highest degree from.--instead, ask how well and how much they have spread the most important and most misunderstood and most unknown--but very consequential ideas of your field to at-large society. At the end of everything when Qin Shihuang once </text:span><text:soft-page-break/><text:span text:style-name="T15">again rises, it will be because academia forgot that its first duty is not to seek truth but rather to bring back what little truth you already have and then package it in the most innocuous but digestable and subversive way possible. The life of the mind, correctly lived, is a life lived intensely in this unbearably conventional world. Because anything else would be solipsism, no? Anything else would be to make their point for them--it was actually mental masturbation after all and all along.</text:span></text:p>
      <text:p text:style-name="P33"><text:span text:style-name="T15"/></text:p>
      <text:p text:style-name="P34"><text:span text:style-name="T10">Woe to thee who dost not know who she echos in her speech, for she will likely be a slave to the ideas of some old, rich, dead white man that she's never even heard of. She knows the highest form of slavery--slavery born of ignorance--Observe the breath until the earth shifts beneath you or don't get up</text:span><text:span text:style-name="T16"> ever</text:span></text:p>
      <text:p text:style-name="P35"><text:span text:style-name="T10"><text:tab/>your observation ever. Ever.</text:span></text:p>
      <text:p text:style-name="P35"><text:span text:style-name="T10"/></text:p>
      <text:p text:style-name="P35"><text:span text:style-name="T10">You think that just some other or the other side of the bed will simply give you that feeling of security you search so desparately for? Any person will do? What foolishness is this? What foolishness?! Best case everyone around you see you ask the insecure nuclear bomb you are. You will be good for no one, and no one will be good for you. If the worst happens and you find that other, if the worst of the worst happens and you stay together years or--gasp--decades, then the multiplier of suffering you each will spill onto each other and the world around you will have no end. No end. And you will persuade yourself to believe in error that Things are better now that you have someone on the other side of the bed. That you need to grasp onto this other, this situation for the sake of status, for the sake of conventional wisdom, for the sake of your future. After all, who will lie next to you in the bed when you are old, sick, dying, and wrinkly? If you don't cultivate this now, how will you find someone later? Do you even have a chance to find someone even as good as this lump of an other later, or perhaps it's too late even now? And all the while the suffering spills onto your other, back onto yourself, and onto the world at-large. It multiplies neverending until you wonder where the time went and where the person you once were has gone.</text:span></text:p>
      <text:p text:style-name="P35"><text:span text:style-name="T10">Or. You have the eye of awareness. You see that no matter how you got here, who wronged who, who owes who, who is depending on you to stay, in the end the strong core in the middle of your being can only be ultimately built alone. There will be pain. Oh yes, there will be so much pain and loneliness. But if you care about building, refining, strengthening; whittling down to its most essential element that pure core of yourself, then willful solitude will do you good. And that goodness will spill onto the world around you and then back onto you again. And if and when you find your You to pair with your I, you will do your You well; you will be an asset to your You as they stand as an asset to you. But without the whittling down of your self</text:span></text:p>
      <text:p text:style-name="P36"><text:span text:style-name="T10">Calmness is underrated. Few remember what it feels like to breathe from the depths of your abdomen. You can't really breathe that low through conscious determination but rather only from organic calmness. And with calmness comes clarity and love. With calmness comes deliberate action and wise irrationality. From calmness comes a strong foundation of mind, difficult for the chronically insecure to share, difficult for the narcissistic to crawl under and root around like an jalopy they feel like taking a part for shits and giggles. Calmness gives the power to see the You and spill kindness on the soft ones while repelling and incidentally averting and quieting the coarse prickly ones. Calmness allows you to cuddle with abandon, make people happy by doing nothing--truly nothing at all. Calmness is such a small and simple thing that nonetheless saves others above all. Calmness is from where God can spring in and out of your heart, and it's from where you can learn a truer, wiser, deeper compassion if you so choose. And out of calmness, if you're very lucky, you can learn </text:span><text:soft-page-break/><text:span text:style-name="T10">humility without humiliation, which is the only path from which you can, and retrieve the deepest feelings of security, compassion, possible for you as you are. </text:span></text:p>
      <text:p text:style-name="P36"><text:span text:style-name="T10">Compassion that actually helps springs from humility. Humility that is actually humble springs from security. Security that is actually secure springs from calmness. Calmness that is actually calm springs from a low breath. And the low breath springs from deliberate awareness. What goes along with this low breath, you will ask. And from that first question your journey begins. At the low, lowly breath.</text:span></text:p>
      <text:p text:style-name="P36"><text:span text:style-name="T10">What you're thinking, have been thinking--that this book would really help your friend, enemy, frienemy, family, or acquaintence. But you are thinking of recommending a book you haven't yet finished. This means you still have more of yourself to fix before you go recommending any book to anyone--much less a book as confronting as this one is. If you have found the softness of your heart between these pages, don't you think a big reason is because of </text:span><text:span text:style-name="T9">how</text:span><text:span text:style-name="T10"> you found this book and not just because of what is inside? Context is king, and if you push this book on someone else, then you've killed that king. Do recreate the conditions by which you found this book for others if you want them to also find the softness in their own hearts as you have. But push this book on others and know you have learned nothing--nothing between these pages. Nothing.</text:span></text:p>
      <text:p text:style-name="P36"><text:span text:style-name="T10">Failure. This is not the life you wanted, not the life you worked so hard for, not the life you planned. Everything changes, and so do you. Don't you see that the mistakes you made--or the mistakes other people made for you--are just common. No matter how "smart" you are or how "hardworking" you are, Not getting what you strive for is par for the course in this life. The true person who thrives despite will always look the situation square in the eye, fear or none, and accept the project of editing life until it suits her wants a bit better. And then a bit better still. Ever staring into the eyes of the situation, ever accepting. Ever soft. Ever taking sustainence from the organic smile of those soft people around her. For the coarse are too easy to please by slicing off your own arm and too easy to anger by refusing to do so. Pleasing the soft ones is ever more rewarding, more satisfying, and ripples out further into the worlds you'll never know and never know of. As it should be.</text:span></text:p>
      <text:p text:style-name="P36"><text:span text:style-name="T10">Cultivate the skill of being the backstage for others. To understand others as well as they understand themselves. As best you can. </text:span></text:p>
      <text:p text:style-name="P33"><text:span text:style-name="T11"/></text:p>
      <text:p text:style-name="P33"><text:span text:style-name="T11"/></text:p>
      <text:p text:style-name="P15"><text:span text:style-name="T11"/></text:p>
      <text:p text:style-name="P33"><text:span text:style-name="T11"/></text:p>
      <text:p text:style-name="P3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3:48:17.649497910</meta:creation-date>
    <dc:date>2019-08-03T21:19:28.101664134</dc:date>
    <meta:editing-duration>PT47M10S</meta:editing-duration>
    <meta:editing-cycles>5</meta:editing-cycles>
    <meta:generator>LibreOffice/6.1.6.3$Linux_X86_64 LibreOffice_project/5896ab1714085361c45cf540f76f60673dd96a72</meta:generator>
    <meta:document-statistic meta:table-count="0" meta:image-count="0" meta:object-count="0" meta:page-count="13" meta:paragraph-count="145" meta:word-count="8478" meta:character-count="46508" meta:non-whitespace-character-count="38205"/>
  </office:meta>
</office:document-meta>
</file>